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3.175cm"/>
          <style:tab-stop style:position="3.81cm"/>
          <style:tab-stop style:position="8.89cm"/>
        </style:tab-stops>
      </style:paragraph-properties>
    </style:style>
    <style:style style:name="P2" style:family="paragraph" style:parent-style-name="Standard">
      <style:paragraph-properties fo:text-align="justify" style:justify-single-word="false">
        <style:tab-stops>
          <style:tab-stop style:position="8.89cm"/>
          <style:tab-stop style:position="11.113cm"/>
        </style:tab-stops>
      </style:paragraph-properties>
    </style:style>
    <style:style style:name="P3" style:family="paragraph" style:parent-style-name="Standard">
      <style:paragraph-properties fo:text-align="justify" style:justify-single-word="false">
        <style:tab-stops>
          <style:tab-stop style:position="3.175cm"/>
          <style:tab-stop style:position="3.81cm"/>
          <style:tab-stop style:position="8.89cm"/>
        </style:tab-stops>
      </style:paragraph-properties>
      <style:text-properties fo:color="#000000" style:font-name="Arial" fo:font-size="13pt" style:font-size-asian="13pt" style:font-name-complex="Arial" style:font-size-complex="13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8.89cm"/>
        </style:tab-stops>
      </style:paragraph-properties>
      <style:text-properties fo:color="#000000" style:font-name="Arial" fo:font-size="12pt" style:font-size-asian="12pt" style:font-name-complex="Arial" style:font-size-complex="12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8.89cm"/>
          <style:tab-stop style:position="11.113cm"/>
        </style:tab-stops>
      </style:paragraph-properties>
      <style:text-properties fo:color="#000000" style:font-name="Arial" fo:font-size="12pt" style:font-size-asian="12pt" style:font-name-complex="Arial" style:font-size-complex="12pt"/>
    </style:style>
    <style:style style:name="P6" style:family="paragraph" style:parent-style-name="Standard">
      <style:paragraph-properties fo:text-align="center" style:justify-single-word="false">
        <style:tab-stops>
          <style:tab-stop style:position="8.89cm"/>
        </style:tab-stops>
      </style:paragraph-properties>
      <style:text-properties fo:color="#000000" style:font-name="Arial" fo:font-size="14pt" fo:font-weight="bold" style:font-size-asian="14pt" style:font-weight-asian="bold" style:font-name-complex="Arial" style:font-size-complex="14pt"/>
    </style:style>
    <style:style style:name="P7" style:family="paragraph" style:parent-style-name="Standard" style:master-page-name="First_20_Page">
      <style:paragraph-properties fo:text-align="justify" style:justify-single-word="false" style:page-number="auto">
        <style:tab-stops>
          <style:tab-stop style:position="3.175cm"/>
          <style:tab-stop style:position="3.81cm"/>
          <style:tab-stop style:position="8.89cm"/>
        </style:tab-stops>
      </style:paragraph-properties>
      <style:text-properties fo:color="#000000" style:font-name="Arial" fo:font-size="13pt" style:font-size-asian="13pt" style:font-name-complex="Arial" style:font-size-complex="13pt"/>
    </style:style>
    <style:style style:name="T1" style:family="text">
      <style:text-properties fo:color="#000000" style:font-name="Arial" fo:font-size="13pt" style:font-size-asian="13pt" style:font-name-complex="Arial" style:font-size-complex="13pt"/>
    </style:style>
    <style:style style:name="T2" style:family="text">
      <style:text-properties fo:color="#000000" style:font-name="Arial" fo:font-size="12pt" style:font-size-asian="12pt" style:font-name-complex="Arial" style:font-size-complex="12pt"/>
    </style:style>
    <style:style style:name="T3" style:family="text">
      <style:text-properties fo:color="#000000" style:font-name="Arial" fo:font-size="9pt" style:font-size-asian="9pt" style:font-name-complex="Arial" style:font-size-complex="9pt"/>
    </style:style>
    <style:style style:name="T4" style:family="text">
      <style:text-properties fo:color="#ff0000" style:font-name="Arial" fo:font-size="13pt" style:font-size-asian="13pt" style:font-name-complex="Arial" style:font-size-complex="13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/>
      <text:p text:style-name="P1"><text:span text:style-name="T1">NSS<text:tab/>:<text:tab/></text:span><text:span text:style-name="T4">999.9999.9999.99</text:span></text:p>
      <text:p text:style-name="P3"/>
      <text:p text:style-name="P1"><text:span text:style-name="T1">Nom, prénom<text:tab/>:<text:tab/></text:span><text:span text:style-name="T4">Maître Severina</text:span></text:p>
      <text:p text:style-name="P4"/>
      <text:p text:style-name="P4"/>
      <text:p text:style-name="P4"/>
      <text:p text:style-name="P4"/>
      <text:p text:style-name="P2"><text:span text:style-name="T2"><text:tab/>Caisse cantonale vaudoise</text:span></text:p>
      <text:p text:style-name="P2"><text:span text:style-name="T2"><text:tab/>de compensation AVS</text:span></text:p>
      <text:p text:style-name="P5"><text:tab/>Service des PC</text:p>
      <text:p text:style-name="P2"><text:span text:style-name="T2"><text:tab/>Rue du Lac 37</text:span></text:p>
      <text:p text:style-name="P2"><text:span text:style-name="T2"><text:tab/>1815 Clarens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Bordereau d’accompagnement pour vos prochaines demandes de remboursement de frais de maladie (RFM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TTENTION : Il faudra prévoir un endroit sur ce document pour un code barre (à voir lors des projets par caisse 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c0c0c0" style:font-name="Tahoma" fo:font-size="10pt" fo:language="fr" fo:country="FR" style:font-name-asian="Times New Roman" style:font-size-asian="10pt" style:font-name-complex="Tahoma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fo:font-size="8pt" style:font-size-asian="8pt" style:font-size-complex="8pt"/>
    </style:style>
    <style:style style:name="WW8Num1z3" style:family="text">
      <style:text-properties fo:color="#ff0000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 text:start-value="999">
        <style:list-level-properties text:min-label-width="3.069cm"/>
      </text:list-level-style-number>
      <text:list-level-style-number text:level="2" style:num-format="1" text:start-value="9999" text:display-levels="2">
        <style:list-level-properties text:min-label-width="3.069cm"/>
      </text:list-level-style-number>
      <text:list-level-style-number text:level="3" style:num-format="1" text:start-value="9999" text:display-levels="3">
        <style:list-level-properties text:min-label-width="3.069cm"/>
      </text:list-level-style-number>
      <text:list-level-style-number text:level="4" text:style-name="WW8Num1z3" style:num-format="1" text:start-value="99" text:display-levels="4">
        <style:list-level-properties text:min-label-width="3.069cm"/>
      </text:list-level-style-number>
      <text:list-level-style-number text:level="5" style:num-format="1" text:display-levels="5">
        <style:list-level-properties text:min-label-width="3.069cm"/>
      </text:list-level-style-number>
      <text:list-level-style-number text:level="6" style:num-format="1" text:display-levels="6">
        <style:list-level-properties text:min-label-width="3.069cm"/>
      </text:list-level-style-number>
      <text:list-level-style-number text:level="7" style:num-format="1" text:display-levels="7">
        <style:list-level-properties text:min-label-width="3.069cm"/>
      </text:list-level-style-number>
      <text:list-level-style-number text:level="8" style:num-format="1" text:display-levels="8">
        <style:list-level-properties text:min-label-width="3.069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1" style:family="text">
      <style:text-properties fo:color="#000000" style:font-name="Arial" fo:font-size="9pt" style:font-size-asian="9pt" style:font-name-complex="Arial" style:font-size-complex="9pt"/>
    </style:style>
    <style:page-layout style:name="pm1">
      <style:page-layout-properties fo:page-width="20.999cm" fo:page-height="29.699cm" style:num-format="1" style:print-orientation="portrait" fo:margin-top="1cm" fo:margin-bottom="1.681cm" fo:margin-left="2cm" fo:margin-right="1.54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top="0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.591cm" fo:margin-left="2cm" fo:margin-right="1.54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Footer"><text:span text:style-name="T1">Cette décision comporte </text:span><text:span text:style-name="Page_20_Number"><text:span text:style-name="T1"><text:page-count style:num-format="1">1</text:page-count></text:span></text:span><text:span text:style-name="Page_20_Number"><text:span text:style-name="T1"> pages</text:span></text:span></text:p>
      </style:footer>
    </style:master-page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NSS</dc:title>
    <meta:initial-creator>Sylvain FROIDEVAUX</meta:initial-creator>
    <meta:creation-date>2010-03-09T09:17:00</meta:creation-date>
    <dc:creator>Sylvain FROIDEVAUX</dc:creator>
    <dc:date>2010-07-08T12:44:00</dc:date>
    <meta:print-date>2010-04-20T07:33:00</meta:print-date>
    <meta:editing-cycles>4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0" meta:word-count="58" meta:character-count="381"/>
  </office:meta>
</office:document-meta>
</file>